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10.656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4.828cm"/>
    </style:style>
    <style:style style:name="co5" style:family="table-column">
      <style:table-column-properties fo:break-before="auto" style:column-width="3.274cm"/>
    </style:style>
    <style:style style:name="co6" style:family="table-column">
      <style:table-column-properties fo:break-before="auto" style:column-width="3.74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0.71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.711cm" fo:break-before="auto" style:use-optimal-row-height="false"/>
    </style:style>
    <style:style style:name="ta2" style:family="table" style:master-page-name="Default">
      <style:table-properties table:display="true" style:writing-mode="lr-tb" tableooo:tab-color="#66ff99"/>
    </style:style>
    <style:style style:name="ta3" style:family="table" style:master-page-name="Default">
      <style:table-properties table:display="true" style:writing-mode="lr-tb" tableooo:tab-color="#0066cc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66ff99" style:text-align-source="fix" style:repeat-content="false" fo:border="0.002cm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 fo:margin-left="0cm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d0d0d"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6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7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start" fo:margin-left="0cm"/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ce8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 fo:margin-left="0cm"/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9" style:family="table-cell" style:parent-style-name="Default" style:data-style-name="N0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14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9999" style:text-align-source="fix" style:repeat-content="false" fo:border="0.002cm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/>
    </style:style>
  </office:automatic-styles>
  <office:body>
    <office:spreadsheet>
      <table:table table:name="Sign Up" table:style-name="ta3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1" office:value-type="string" table:number-columns-spanned="6" table:number-rows-spanned="1">
            <text:p>Sign Up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table-cell table:style-name="ce2" office:value-type="string" table:number-columns-spanned="6" table:number-rows-spanned="1">
            <text:p><text:span text:style-name="T1"><text:a xlink:href="https://onewriting.com/manage/order">https://onewriting.com/manage/order</text:a></text:span>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table-cell table:style-name="ce3" office:value-type="string">
            <text:p>№</text:p>
          </table:table-cell>
          <table:table-cell table:style-name="ce5" office:value-type="string">
            <text:p>Responsive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Comments, screens</text:p>
          </table:table-cell>
          <table:table-cell table:style-name="ce12" office:value-type="string">
            <text:p>Dev -Fixed</text:p>
          </table:table-cell>
          <table:table-cell table:style-name="ce12" office:value-type="string">
            <text:p>Dev-Comments</text:p>
          </table:table-cell>
          <table:table-cell table:number-columns-repeated="1018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float" office:value="1920">
            <text:p>1920</text:p>
          </table:table-cell>
          <table:table-cell table:style-name="ce15" office:value-type="string">
            <text:p>failed</text:p>
          </table:table-cell>
          <table:table-cell table:style-name="ce2" office:value-type="string">
            <text:p/>
            <text:p><text:a xlink:href="http://take.ms/k1lXw">http://take.ms/k1lXw</text:a></text:p>
          </table:table-cell>
          <table:table-cell table:style-name="ce10" office:value-type="string">
            <text:p>fixed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1440x73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1366x60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1280x63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1280x85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991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768x85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48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320x44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office:value-type="string">
            <text:p>Кроссбраузерность + устройства (Browserstack)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Safari 9.1 – EI Capitan (Mac)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Safari 10 – Siera (Mac)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7" office:value-type="string">
            <text:p>Firefox 50 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7" office:value-type="string">
            <text:p>Opera 42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7" office:value-type="string">
            <text:p>IE 11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7" office:value-type="string">
            <text:p>Edge 14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8" office:value-type="string">
            <text:p>Тестирование на реальном устройстве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IOS 10 – iPhone 5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g In" table:style-name="ta2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1" office:value-type="string" table:number-columns-spanned="6" table:number-rows-spanned="1">
            <text:p>Log In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table-cell table:style-name="ce2" office:value-type="string" table:number-columns-spanned="6" table:number-rows-spanned="1">
            <text:p><text:a xlink:href="https://onewriting.com/manage/login">https://onewriting.com/manage/login</text:a>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table-cell table:style-name="ce3" office:value-type="string">
            <text:p>№</text:p>
          </table:table-cell>
          <table:table-cell table:style-name="ce5" office:value-type="string">
            <text:p>Responsive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Comments, screens</text:p>
          </table:table-cell>
          <table:table-cell table:style-name="ce12" office:value-type="string">
            <text:p>Dev -Fixed</text:p>
          </table:table-cell>
          <table:table-cell table:style-name="ce12" office:value-type="string">
            <text:p>Dev-Comments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1920">
            <text:p>1920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1440x73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1366x60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1280x63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1280x85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991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768x85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48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320x44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office:value-type="string">
            <text:p>Кроссбраузерность + устройства (Browserstack)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Safari 9.1 – EI Capitan (Mac)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Safari 10 – Siera (Mac)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7" office:value-type="string">
            <text:p>Firefox 50 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7" office:value-type="string">
            <text:p>Opera 42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7" office:value-type="string">
            <text:p>IE 11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7" office:value-type="string">
            <text:p>Edge 14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8" office:value-type="string">
            <text:p>Тестирование на реальном устройстве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IOS 10 – iPhone 5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ep 2" table:style-name="ta3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1" office:value-type="string" table:number-columns-spanned="6" table:number-rows-spanned="1">
            <text:p>Step 2 — details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table-cell table:style-name="ce2" office:value-type="string" table:number-columns-spanned="6" table:number-rows-spanned="1">
            <text:p><text:span text:style-name="T1"><text:a xlink:href="https://onewriting.com/manage/order?step=2">https://onewriting.com/manage/order?step=2</text:a></text:span>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table-cell table:style-name="ce3" office:value-type="string">
            <text:p>№</text:p>
          </table:table-cell>
          <table:table-cell table:style-name="ce5" office:value-type="string">
            <text:p>Responsive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Comments, screens</text:p>
          </table:table-cell>
          <table:table-cell table:style-name="ce12" office:value-type="string">
            <text:p>Dev -Fixed</text:p>
          </table:table-cell>
          <table:table-cell table:style-name="ce12" office:value-type="string">
            <text:p>Dev-Comments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1920">
            <text:p>1920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1440x73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1366x60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1280x63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1280x85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991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768x85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48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320x44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office:value-type="string">
            <text:p>Кроссбраузерность + устройства (Browserstack)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Safari 9.1 – EI Capitan (Mac)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Safari 10 – Siera (Mac)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7" office:value-type="string">
            <text:p>Firefox 50 </text:p>
          </table:table-cell>
          <table:table-cell table:style-name="ce15" office:value-type="string">
            <text:p>failed</text:p>
          </table:table-cell>
          <table:table-cell table:style-name="ce2" office:value-type="string">
            <text:p><text:a xlink:href="http://take.ms/nUzOi">http://take.ms/nUzOi</text:a></text:p>
          </table:table-cell>
          <table:table-cell table:style-name="ce10" office:value-type="string">
            <text:p>fixed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7" office:value-type="string">
            <text:p>Opera 42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7" office:value-type="string">
            <text:p>IE 11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7" office:value-type="string">
            <text:p>Edge 14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8" office:value-type="string">
            <text:p>Тестирование на реальном устройстве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IOS 10 – iPhone 5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ep 3" table:style-name="ta3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1" office:value-type="string" table:number-columns-spanned="6" table:number-rows-spanned="1">
            <text:p>Step 3 — details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table-cell table:style-name="ce2" office:value-type="string" table:number-columns-spanned="6" table:number-rows-spanned="1">
            <text:p><text:span text:style-name="T1"><text:a xlink:href="https://onewriting.com/manage/order/504014?step=3">https://onewriting.com/manage/order/504014?step=3</text:a></text:span>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table-cell table:style-name="ce3" office:value-type="string">
            <text:p>№</text:p>
          </table:table-cell>
          <table:table-cell table:style-name="ce5" office:value-type="string">
            <text:p>Responsive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Comments, screens</text:p>
          </table:table-cell>
          <table:table-cell table:style-name="ce12" office:value-type="string">
            <text:p>Dev -Fixed</text:p>
          </table:table-cell>
          <table:table-cell table:style-name="ce12" office:value-type="string">
            <text:p>Dev-Comments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1920">
            <text:p>1920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1440x73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1366x60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1280x63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1280x85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991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768x85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48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320x44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office:value-type="string">
            <text:p>Кроссбраузерность + устройства (Browserstack)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Safari 9.1 – EI Capitan (Mac)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Safari 10 – Siera (Mac)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7" office:value-type="string">
            <text:p>Firefox 50 </text:p>
          </table:table-cell>
          <table:table-cell table:style-name="ce15" office:value-type="string">
            <text:p>failed</text:p>
          </table:table-cell>
          <table:table-cell table:style-name="ce2" office:value-type="string">
            <text:p><text:a xlink:href="http://take.ms/D2o4y">http://take.ms/D2o4y</text:a></text:p>
          </table:table-cell>
          <table:table-cell table:style-name="ce10" office:value-type="string">
            <text:p>fixed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7" office:value-type="string">
            <text:p>Opera 42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7" office:value-type="string">
            <text:p>IE 11</text:p>
          </table:table-cell>
          <table:table-cell table:style-name="ce15" office:value-type="string">
            <text:p>failed</text:p>
          </table:table-cell>
          <table:table-cell table:style-name="ce2" office:value-type="string">
            <text:p><text:a xlink:href="http://take.ms/9WMfA">http://take.ms/9WMfA</text:a></text:p>
          </table:table-cell>
          <table:table-cell table:style-name="ce10" office:value-type="string">
            <text:p>fixed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7" office:value-type="string">
            <text:p>Edge 14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8" office:value-type="string">
            <text:p>Тестирование на реальном устройстве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IOS 10 – iPhone 5</text:p>
          </table:table-cell>
          <table:table-cell table:style-name="ce15" office:value-type="string">
            <text:p>failed</text:p>
          </table:table-cell>
          <table:table-cell table:style-name="ce2" office:value-type="string">
            <text:p><text:a xlink:href="http://take.ms/UuaBL">http://take.ms/UuaBL</text:a></text:p>
          </table:table-cell>
          <table:table-cell table:style-name="ce10" office:value-type="string">
            <text:p>fixed</text:p>
          </table:table-cell>
          <table:table-cell table:style-name="ce2"/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ep 4" table:style-name="ta2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1" office:value-type="string" table:number-columns-spanned="6" table:number-rows-spanned="1">
            <text:p>Step 4 — Summary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table-cell table:style-name="ce2" office:value-type="string" table:number-columns-spanned="6" table:number-rows-spanned="1">
            <text:p><text:span text:style-name="T1"><text:a xlink:href="https://onewriting.com/manage/order/504014?step=4">https://onewriting.com/manage/order/504014?step=4</text:a></text:span>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table-cell table:style-name="ce3" office:value-type="string">
            <text:p>№</text:p>
          </table:table-cell>
          <table:table-cell table:style-name="ce5" office:value-type="string">
            <text:p>Responsive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Comments, screens</text:p>
          </table:table-cell>
          <table:table-cell table:style-name="ce12" office:value-type="string">
            <text:p>Dev -Fixed</text:p>
          </table:table-cell>
          <table:table-cell table:style-name="ce12" office:value-type="string">
            <text:p>Dev-Comments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1920">
            <text:p>1920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1440x73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1366x60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1280x63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1280x85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991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768x85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48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320x44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office:value-type="string">
            <text:p>Кроссбраузерность + устройства (Browserstack)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Safari 9.1 – EI Capitan (Mac)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Safari 10 – Siera (Mac)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7" office:value-type="string">
            <text:p>Firefox 50 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7" office:value-type="string">
            <text:p>Opera 42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7" office:value-type="string">
            <text:p>IE 11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7" office:value-type="string">
            <text:p>Edge 14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8" office:value-type="string">
            <text:p>Тестирование на реальном устройстве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IOS 10 – iPhone 5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ep 5" table:style-name="ta2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1" office:value-type="string" table:number-columns-spanned="6" table:number-rows-spanned="1">
            <text:p>Step 5 — Billing Information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table-cell table:style-name="ce2" office:value-type="string" table:number-columns-spanned="6" table:number-rows-spanned="1">
            <text:p><text:span text:style-name="T1"><text:a xlink:href="https://onewriting.com/manage/order/504037?step=5">https://onewriting.com/manage/order/504037?step=5</text:a></text:span>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table-cell table:style-name="ce3" office:value-type="string">
            <text:p>№</text:p>
          </table:table-cell>
          <table:table-cell table:style-name="ce5" office:value-type="string">
            <text:p>Responsive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Comments, screens</text:p>
          </table:table-cell>
          <table:table-cell table:style-name="ce12" office:value-type="string">
            <text:p>Dev -Fixed</text:p>
          </table:table-cell>
          <table:table-cell table:style-name="ce12" office:value-type="string">
            <text:p>Dev-Comments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1920">
            <text:p>1920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1440x73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1366x60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1280x63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1280x85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991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768x85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48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320x44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office:value-type="string">
            <text:p>Кроссбраузерность + устройства (Browserstack)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Safari 9.1 – EI Capitan (Mac)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Safari 10 – Siera (Mac)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7" office:value-type="string">
            <text:p>Firefox 50 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7" office:value-type="string">
            <text:p>Opera 42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7" office:value-type="string">
            <text:p>IE 11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7" office:value-type="string">
            <text:p>Edge 14</text:p>
          </table:table-cell>
          <table:table-cell table:style-name="ce14" office:value-type="string">
            <text:p>not checked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8" office:value-type="string">
            <text:p>Тестирование на реальном устройстве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IOS 10 – iPhone 5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der details" table:style-name="ta3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8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1" office:value-type="string" table:number-columns-spanned="6" table:number-rows-spanned="1">
            <text:p>Order details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table-cell table:style-name="ce2" office:value-type="string" table:number-columns-spanned="6" table:number-rows-spanned="1">
            <text:p><text:span text:style-name="T1"><text:a xlink:href="https://onewriting.com/manage/orders/504037">https://onewriting.com/manage/orders/504037</text:a></text:span>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table-cell table:style-name="ce3" office:value-type="string">
            <text:p>№</text:p>
          </table:table-cell>
          <table:table-cell table:style-name="ce5" office:value-type="string">
            <text:p>Responsive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Comments, screens</text:p>
          </table:table-cell>
          <table:table-cell table:style-name="ce12" office:value-type="string">
            <text:p>Dev -Fixed</text:p>
          </table:table-cell>
          <table:table-cell table:style-name="ce12" office:value-type="string">
            <text:p>Dev-Comments</text:p>
          </table:table-cell>
          <table:table-cell table:number-columns-repeated="1018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float" office:value="1920">
            <text:p>1920</text:p>
          </table:table-cell>
          <table:table-cell table:style-name="ce15" office:value-type="string">
            <text:p>failed</text:p>
          </table:table-cell>
          <table:table-cell table:style-name="ce16" office:value-type="string">
            <text:p><text:a xlink:href="https://onewriting.com/manage/orders/517193?paid=success">https://onewriting.com/manage/orders/517193?paid=success</text:a></text:p>
            <text:p/>
            <text:p><text:a xlink:href="http://take.ms/mhY61">http://take.ms/mhY61</text:a></text:p>
          </table:table-cell>
          <table:table-cell table:style-name="ce10" office:value-type="string">
            <text:p>fixed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1440x73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1366x60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1280x63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1280x85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991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768x85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48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320x44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office:value-type="string">
            <text:p>Кроссбраузерность + устройства (Browserstack)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Safari 9.1 – EI Capitan (Mac)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Safari 10 – Siera (Mac)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7" office:value-type="string">
            <text:p>Firefox 50 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7" office:value-type="string">
            <text:p>Opera 42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7" office:value-type="string">
            <text:p>IE 11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7" office:value-type="string">
            <text:p>Edge 14</text:p>
          </table:table-cell>
          <table:table-cell table:style-name="ce14" office:value-type="string">
            <text:p>not checked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8" office:value-type="string">
            <text:p>Тестирование на реальном устройстве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IOS 10 – iPhone 5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shboard" table:style-name="ta3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1" office:value-type="string" table:number-columns-spanned="6" table:number-rows-spanned="1">
            <text:p>Dashboard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table-cell table:style-name="ce2" office:value-type="string" table:number-columns-spanned="6" table:number-rows-spanned="1">
            <text:p><text:span text:style-name="T1"><text:a xlink:href="https://onewriting.com/manage/">https://onewriting.com/manage/</text:a></text:span>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table-cell table:style-name="ce3" office:value-type="string">
            <text:p>№</text:p>
          </table:table-cell>
          <table:table-cell table:style-name="ce5" office:value-type="string">
            <text:p>Responsive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Comments, screens</text:p>
          </table:table-cell>
          <table:table-cell table:style-name="ce12" office:value-type="string">
            <text:p>Dev -Fixed</text:p>
          </table:table-cell>
          <table:table-cell table:style-name="ce12" office:value-type="string">
            <text:p>Dev-Comments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1920">
            <text:p>1920</text:p>
          </table:table-cell>
          <table:table-cell table:style-name="ce15" office:value-type="string">
            <text:p>failed</text:p>
          </table:table-cell>
          <table:table-cell table:style-name="ce2" office:value-type="string">
            <text:p><text:a xlink:href="http://take.ms/bWKCN">http://take.ms/bWKCN</text:a></text:p>
          </table:table-cell>
          <table:table-cell table:style-name="ce10" office:value-type="string">
            <text:p>fixed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1440x73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1366x60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1280x63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1280x85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991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768x85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48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320x44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office:value-type="string">
            <text:p>Кроссбраузерность + устройства (Browserstack)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Safari 9.1 – EI Capitan (Mac)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Safari 10 – Siera (Mac)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7" office:value-type="string">
            <text:p>Firefox 50 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7" office:value-type="string">
            <text:p>Opera 42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7" office:value-type="string">
            <text:p>IE 11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7" office:value-type="string">
            <text:p>Edge 14</text:p>
          </table:table-cell>
          <table:table-cell table:style-name="ce14" office:value-type="string">
            <text:p>not checked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8" office:value-type="string">
            <text:p>Тестирование на реальном устройстве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IOS 10 – iPhone 5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le" table:style-name="ta2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1" office:value-type="string" table:number-columns-spanned="6" table:number-rows-spanned="1">
            <text:p>Profile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table-cell table:style-name="ce2" office:value-type="string" table:number-columns-spanned="6" table:number-rows-spanned="1">
            <text:p><text:span text:style-name="T1"><text:a xlink:href="https://onewriting.com/manage/profile">https://onewriting.com/manage/profile</text:a></text:span>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table-cell table:style-name="ce3" office:value-type="string">
            <text:p>№</text:p>
          </table:table-cell>
          <table:table-cell table:style-name="ce5" office:value-type="string">
            <text:p>Responsive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Comments, screens</text:p>
          </table:table-cell>
          <table:table-cell table:style-name="ce12" office:value-type="string">
            <text:p>Dev -Fixed</text:p>
          </table:table-cell>
          <table:table-cell table:style-name="ce12" office:value-type="string">
            <text:p>Dev-Comments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1920">
            <text:p>1920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1440x73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1366x60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1280x63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1280x85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991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768x85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48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320x44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office:value-type="string">
            <text:p>Кроссбраузерность + устройства (Browserstack)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Safari 9.1 – EI Capitan (Mac)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Safari 10 – Siera (Mac)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7" office:value-type="string">
            <text:p>Firefox 50 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7" office:value-type="string">
            <text:p>Opera 42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7" office:value-type="string">
            <text:p>IE 11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7" office:value-type="string">
            <text:p>Edge 14</text:p>
          </table:table-cell>
          <table:table-cell table:style-name="ce14" office:value-type="string">
            <text:p>not checked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8" office:value-type="string">
            <text:p>Тестирование на реальном устройстве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IOS 10 – iPhone 5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actions" table:style-name="ta3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1" office:value-type="string" table:number-columns-spanned="6" table:number-rows-spanned="1">
            <text:p>Transactions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table-cell table:style-name="ce2" office:value-type="string" table:number-columns-spanned="6" table:number-rows-spanned="1">
            <text:p><text:span text:style-name="T1"><text:a xlink:href="https://onewriting.com/manage/transactions">https://onewriting.com/manage/transactions</text:a></text:span>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table-cell table:style-name="ce3" office:value-type="string">
            <text:p>№</text:p>
          </table:table-cell>
          <table:table-cell table:style-name="ce5" office:value-type="string">
            <text:p>Responsive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Comments, screens</text:p>
          </table:table-cell>
          <table:table-cell table:style-name="ce12" office:value-type="string">
            <text:p>Dev -Fixed</text:p>
          </table:table-cell>
          <table:table-cell table:style-name="ce12" office:value-type="string">
            <text:p>Dev-Comments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1920">
            <text:p>1920</text:p>
          </table:table-cell>
          <table:table-cell table:style-name="ce15" office:value-type="string">
            <text:p>failed</text:p>
          </table:table-cell>
          <table:table-cell table:style-name="ce2" office:value-type="string">
            <text:p><text:a xlink:href="http://take.ms/itzCss">http://take.ms/itzCss</text:a></text:p>
          </table:table-cell>
          <table:table-cell table:style-name="ce10" office:value-type="string">
            <text:p>fixed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1440x73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1366x60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1280x63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1280x85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991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768x85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480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320x444px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office:value-type="string">
            <text:p>Кроссбраузерность + устройства (Browserstack)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Safari 9.1 – EI Capitan (Mac)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Safari 10 – Siera (Mac)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7" office:value-type="string">
            <text:p>Firefox 50 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7" office:value-type="string">
            <text:p>Opera 42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7" office:value-type="string">
            <text:p>IE 11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7" office:value-type="string">
            <text:p>Edge 14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8" office:value-type="string">
            <text:p>Тестирование на реальном устройстве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IOS 10 – iPhone 5</text:p>
          </table:table-cell>
          <table:table-cell table:style-name="ce10" office:value-type="string">
            <text:p>pass</text:p>
          </table:table-cell>
          <table:table-cell table:style-name="ce2" table:number-columns-repeated="3"/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12.06.2017</text:date>, <text:time>16:47:4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Наталия Зайчук</meta:initial-creator>
    <meta:creation-date>2017-04-12T12:00:31.36</meta:creation-date>
    <dc:date>2017-06-12T16:47:47.40</dc:date>
    <dc:creator>d.poliuliuk Poliuliuk</dc:creator>
    <meta:editing-duration>PT23H28M35S</meta:editing-duration>
    <meta:editing-cycles>18</meta:editing-cycles>
    <meta:generator>OpenOffice/4.1.2$Win32 OpenOffice.org_project/412m3$Build-9782</meta:generator>
    <meta:document-statistic meta:table-count="10" meta:cell-count="596" meta:object-count="0"/>
  </office:meta>
</office:document-meta>
</file>